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abelStone Han" svg:font-family="'BabelStone Han'"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ubtitle">
      <style:text-properties officeooo:rsid="0009b31b" officeooo:paragraph-rsid="0009b31b"/>
    </style:style>
    <style:style style:name="P2" style:family="paragraph" style:parent-style-name="Title">
      <style:text-properties officeooo:rsid="0009b31b" officeooo:paragraph-rsid="0009b31b"/>
    </style:style>
    <style:style style:name="P3" style:family="paragraph" style:parent-style-name="Text_20_body">
      <style:text-properties officeooo:rsid="0009b31b" officeooo:paragraph-rsid="0018adf3"/>
    </style:style>
    <style:style style:name="P4" style:family="paragraph" style:parent-style-name="Preformatted_20_Text">
      <style:text-properties officeooo:paragraph-rsid="00151078"/>
    </style:style>
    <style:style style:name="P5" style:family="paragraph" style:parent-style-name="Text_20_body">
      <style:text-properties officeooo:rsid="00151078" officeooo:paragraph-rsid="00151078"/>
    </style:style>
    <style:style style:name="P6" style:family="paragraph" style:parent-style-name="Text_20_body">
      <style:text-properties officeooo:rsid="00151078" officeooo:paragraph-rsid="0018adf3"/>
    </style:style>
    <style:style style:name="P7" style:family="paragraph" style:parent-style-name="Text_20_body">
      <style:text-properties officeooo:rsid="00170974" officeooo:paragraph-rsid="00170974"/>
    </style:style>
    <style:style style:name="P8" style:family="paragraph" style:parent-style-name="Text_20_body">
      <style:text-properties officeooo:rsid="00160ad1" officeooo:paragraph-rsid="0018adf3"/>
    </style:style>
    <style:style style:name="T1" style:family="text">
      <style:text-properties officeooo:rsid="000aa06c"/>
    </style:style>
    <style:style style:name="T2" style:family="text">
      <style:text-properties officeooo:rsid="000feb92"/>
    </style:style>
    <style:style style:name="T3" style:family="text">
      <style:text-properties officeooo:rsid="00112bbc"/>
    </style:style>
    <style:style style:name="T4" style:family="text">
      <style:text-properties officeooo:rsid="00128ece"/>
    </style:style>
    <style:style style:name="T5" style:family="text">
      <style:text-properties officeooo:rsid="001300fc"/>
    </style:style>
    <style:style style:name="T6" style:family="text">
      <style:text-properties officeooo:rsid="00151078"/>
    </style:style>
    <style:style style:name="T7" style:family="text">
      <style:text-properties officeooo:rsid="00160ad1"/>
    </style:style>
    <style:style style:name="T8" style:family="text">
      <style:text-properties officeooo:rsid="00170974"/>
    </style:style>
    <style:style style:name="T9" style:family="text">
      <style:text-properties officeooo:rsid="0018adf3"/>
    </style:style>
    <style:style style:name="T10" style:family="text">
      <style:text-properties officeooo:rsid="00192a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ughts Program</text:p>
      <text:p text:style-name="P1">Archie Halliwell</text:p>
      <text:p text:style-name="P7">Have you ever wanted to play draughts with a friend, but found yourself unable find a board? <text:s/>Well, you can say goodbye to that sinking feeling you get when you realise you forgot to bring your chequerboard, because this proposed computer program will allow your computer to simulate all of the components of a draughts set!</text:p>
      <text:p text:style-name="P7"/>
      <text:p text:style-name="P3">The program would use <text:span text:style-name="T4">PyGObject and </text:span><text:span text:style-name="T10">Pycairo</text:span> to create a GUI where the user can play draughts against another user (<text:span text:style-name="T1">known as </text:span>local multiplayer).<text:line-break/><text:span text:style-name="T6">It</text:span><text:span text:style-name="T1"> </text:span><text:span text:style-name="T6">should</text:span><text:span text:style-name="T1"> be able to read and write </text:span><text:span text:style-name="T2">files in </text:span><text:span text:style-name="T1">portable draughts notation, </text:span><text:span text:style-name="T2">a notation system for draughts based on portable game notation,</text:span><text:span text:style-name="T3"> itself </text:span><text:span text:style-name="T2">designed for chess</text:span><text:span text:style-name="T1">.<text:line-break/></text:span><text:span text:style-name="T5">The first variant of draughts to be implemented will be international draughts, as a similar offline program (KCheckers) is already known that supports English and Russian draughts.<text:line-break/></text:span><text:span text:style-name="T8">The program </text:span><text:span text:style-name="T9">needs </text:span><text:span text:style-name="T8">to be able to determine the legality of moves and the taking and crowning of pieces, as well as win and draw conditions.</text:span></text:p>
      <text:p text:style-name="P6">It will work offline <text:span text:style-name="T9">only</text:span>, as online play is likely too ambitious to be programmed in a timely and secure manner.<text:line-break/>If players want to play against each other remotely, they <text:span text:style-name="T9">can</text:span> send their moves or the files between themselves externally, e.g. post, email, instant messaging; similarly to how <text:span text:style-name="T9">people</text:span> would traditionally play board games remotely.<text:span text:style-name="T8"><text:line-break/></text:span>If there is time to spare, a <text:span text:style-name="T9">draughts-playing</text:span> algorithm may be added to allow the player to play without a<text:span text:style-name="T9">n</text:span> <text:span text:style-name="T9">opponent</text:span>.</text:p>
      <text:p text:style-name="P8">The use of the multi-platform interpreted language Python and multi-platform libraries will enable the program to run on a variety of machines.<text:line-break/>By using version control software such as Git, mistakes can be rolled back and the point at which a bug is introduced can be found.</text:p>
      <text:p text:style-name="P6">The program <text:span text:style-name="T9">will</text:span> remove the need for <text:span text:style-name="T7">a board (and even pieces) by simulating the board on the computer.<text:line-break/>A player </text:span><text:span text:style-name="T9">will</text:span><text:span text:style-name="T7"> be able to make moves using the mouse cursor or by entering the movetext with </text:span><text:span text:style-name="T9">using a</text:span><text:span text:style-name="T7"> keyboard.</text:span></text:p>
      <text:p text:style-name="P5"/>
      <text:p text:style-name="P5">PDN example (excerpt from Wikipedia):</text:p>
      <text:p text:style-name="P4">[Event "itsyourturn.com USA vs. World 8/04"]</text:p>
      <text:p text:style-name="P4">[Site ""]</text:p>
      <text:p text:style-name="P4">[Date "2004.08.23"]</text:p>
      <text:p text:style-name="P4">[Round "1"]</text:p>
      <text:p text:style-name="P4">[Black "Lindus Edwards"]</text:p>
      <text:p text:style-name="P4">[White "Anthony Perez"]</text:p>
      <text:p text:style-name="P4">[Result "1/2-1/2"]</text:p>
      <text:p text:style-name="P4"/>
      <text:p text:style-name="P4">1. 11-15 23-18 2. 8-11 26-23 {Crescent Cross} 3. 10-14 30-26 4. 6-10 24-19 5.</text:p>
      <text:p text:style-name="P4">15-24 27-20* {28-19 loses PP} 6. 4-8 {the popular book line is 12-16 28-24 4-8</text:p>
      <text:p text:style-name="P4"><text:soft-page-break/>22-17* 8-12 32-28* = same} 32-27 {Perez' cook; 28-24 apparently goes to the</text:p>
      <text:p text:style-name="P4">previous note} 7. 12-16 {seems to be the only move with any strength} 27-24 8.</text:p>
      <text:p text:style-name="P4">8-12 22-17 {returning to the book line mentioned earlier} 9. 10-15 17-10 10.</text:p>
      <text:p text:style-name="P4">7-14 26-22* 1/2-1/2 {a very popular position} 1/2-1/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abelStone Han" svg:font-family="'BabelStone Han'"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BabelStone Han"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BabelStone Ha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abelStone Han" style:font-family-asian="'BabelStone Han'"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2T11:42:39.488393611</meta:creation-date>
    <dc:date>2023-03-26T17:46:27.261293619</dc:date>
    <meta:editing-duration>PT1H51M52S</meta:editing-duration>
    <meta:editing-cycles>13</meta:editing-cycles>
    <meta:generator>LibreOffice/7.5.2.1$Linux_X86_64 LibreOffice_project/50$Build-1</meta:generator>
    <meta:document-statistic meta:table-count="0" meta:image-count="0" meta:object-count="0" meta:page-count="2" meta:paragraph-count="21" meta:word-count="432" meta:character-count="2556" meta:non-whitespace-character-count="2144"/>
  </office:meta>
</office:document-meta>
</file>